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vstu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door locked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fuse zbytek ok</text:p>
          </table:table-cell>
          <table:table-cell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fuse motor ok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fuse heat ok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low level</text:p>
          </table:table-cell>
          <table:table-cell office:value-type="string" calcext:value-type="string">
            <text:p>hladinoměr nízká úroven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hladinoměr vysoká úroven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rmostat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nezdimat</text:p>
          </table:table-cell>
          <table:table-cell office:value-type="string" calcext:value-type="string">
            <text:p>přepínač předvolba neždíma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ýstu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zamčít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napouštět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vypouštět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tor rychle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otor pomalu jeden směr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tor pomalu druhý směr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pi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ovládán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enkoder A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enkoder B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enkoder swit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2C display přemapovat I2C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C display přemapovat I2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.00.0000</text:date>, <text:time style:data-style-name="N2" text:time-value="21:14:06.05435062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2:23:32.154290080</meta:creation-date>
    <dc:date>2017-02-01T22:28:12.913783983</dc:date>
    <meta:editing-duration>PT4M40S</meta:editing-duration>
    <meta:editing-cycles>2</meta:editing-cycles>
    <meta:generator>LibreOffice/5.1.6.2.0$Linux_X86_64 LibreOffice_project/10m0$Build-2</meta:generator>
    <meta:document-statistic meta:table-count="1" meta:cell-count="58" meta:object-count="0"/>
  </office:meta>
</office:document-meta>
</file>